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ítulo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indent="0.0729in"/>
      <style:text-properties fo:background-color="#FFFFFF"/>
    </style:style>
    <style:style style:name="P4" style:parent-style-name="Normal" style:family="paragraph">
      <style:paragraph-properties fo:text-indent="0.0729in"/>
    </style:style>
    <style:style style:name="T5" style:parent-style-name="Fonteparág.padrão" style:family="text">
      <style:text-properties style:font-name="Arial" style:font-name-complex="Arial" fo:color="#333333" fo:background-color="#FFFFFF"/>
    </style:style>
    <style:style style:name="T6" style:parent-style-name="Hyperlink" style:family="text">
      <style:text-properties style:font-name="Arial" style:font-name-complex="Arial" fo:color="#222222" fo:background-color="#FFFFFF"/>
    </style:style>
    <style:style style:name="T7" style:parent-style-name="Fonteparág.padrão" style:family="text">
      <style:text-properties style:font-name="Arial" style:font-name-complex="Arial" fo:color="#333333" fo:background-color="#FFFFFF"/>
    </style:style>
  </office:automatic-styles>
  <office:body>
    <office:text text:use-soft-page-breaks="true">
      <text:p text:style-name="P1">O código teste com objetivo de obter o MAC do NodeMCU8266</text:p>
      <text:p text:style-name="Normal"/>
      <text:p text:style-name="P2"/>
      <text:p text:style-name="Normal">Como queremos apenas exibir o MAC, a função loop está vazia<text:s/></text:p>
      <text:p text:style-name="Normal">Primeiro, incluímos a biblioteca ESP8266WiFi<text:s/></text:p>
      <text:p text:style-name="P3">#include &lt;ESP8266WiFi.h&gt;</text:p>
      <text:p text:style-name="P4">Para obter o MAC<text:s/>usamos o parâmetro<text:span text:style-name="T5"> </text:span><text:a xlink:href="https://github.com/esp8266/Arduino/blob/4897e0006b5b0123a2fa31f67b14a3fff65ce561/libraries/ESP8266WiFi/src/ESP8266WiFiSTA.cpp#L368" office:target-frame-name="_top" xlink:show="replace"><text:span text:style-name="T6">macAdress</text:span></text:a><text:s text:c="2"/><text:span text:style-name="T7">que retornará o endereço MAC no formato hexadecim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19-05-28T17:23:00Z</meta:creation-date>
    <dc:date>2019-05-28T17:23:00Z</dc:date>
    <meta:template xlink:href="Normal" xlink:type="simple"/>
    <meta:editing-cycles>2</meta:editing-cycles>
    <meta:editing-duration>PT60S</meta:editing-duration>
    <meta:document-statistic meta:page-count="1" meta:paragraph-count="1" meta:word-count="69" meta:character-count="442" meta:row-count="3" meta:non-whitespace-character-count="374"/>
  </office:meta>
</office:document-meta>
</file>